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0D0D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0D0D0"/>
    </style:style>
    <style:style style:name="co1" style:family="table-column">
      <style:table-column-properties fo:break-before="auto" style:column-width="3.89466666666667cm" style:use-optimal-column-width="true"/>
    </style:style>
    <style:style style:name="co2" style:family="table-column">
      <style:table-column-properties fo:break-before="auto" style:column-width="15.4093333333333cm" style:use-optimal-column-width="true"/>
    </style:style>
    <style:style style:name="co3" style:family="table-column">
      <style:table-column-properties fo:break-before="auto" style:column-width="8.97466666666667cm" style:use-optimal-column-width="true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s d'utilisation</text:p>
          </table:table-cell>
          <table:table-cell office:value-type="string" table:style-name="ce4">
            <text:p>Combat de Pokemons via l'AP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Verifier la fonctionnalite de combat entre deux Pokemons en comparant leurs statistique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Priorite</text:p>
          </table:table-cell>
          <table:table-cell office:value-type="string" table:style-name="ce2">
            <text:p>Elev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venement declencheur</text:p>
          </table:table-cell>
          <table:table-cell office:value-type="string" table:style-name="ce2">
            <text:p>L'utilisateur envoie une requete GET a l'endpoint /pokemons/battle avec deux ID de Pokemons valide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23/02/202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4">
            <text:p>Initiateur du cas</text:p>
          </table:table-cell>
          <table:table-cell office:value-type="string" table:style-name="ce4">
            <text:p>Equipe de test (Kouame BILE</text:p>
          </table:table-cell>
          <table:table-cell office:value-type="string" table:style-name="ce4">
            <text:p><text:s/>Glody KUTUMBAKANA</text:p>
          </table:table-cell>
          <table:table-cell office:value-type="string" table:style-name="ce4">
            <text:p><text:s/>Joseph HACCANDY)</text:p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Executeur du cas</text:p>
          </table:table-cell>
          <table:table-cell office:value-type="string" table:style-name="ce2">
            <text:p>Testeur automatise (pytest)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Pre-conditions</text:p>
          </table:table-cell>
          <table:table-cell office:value-type="string" table:style-name="ce2">
            <text:p>- L'API FastAPI est en fonctionnement.</text:p>
            <text:p>- La base de donnees SQLite est accessible.</text:p>
            <text:p>- L'API externe PokeAPI est accessible (ou mockee en test).</text:p>
            <text:p>- Les IDs de Pokemons 1 et 4 existent dans PokeAPI.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>Post-conditions</text:p>
          </table:table-cell>
          <table:table-cell office:value-type="string" table:style-name="ce2">
            <text:p>- Les donnees des Pokemons ne sont pas modifiees.</text:p>
            <text:p>- Aucun effet de bord sur les autres fonctionnalites.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string" table:style-name="ce3">
            <text:p>Etape</text:p>
          </table:table-cell>
          <table:table-cell office:value-type="string" table:style-name="ce3">
            <text:p>Titre</text:p>
          </table:table-cell>
          <table:table-cell office:value-type="string" table:style-name="ce3">
            <text:p>Action</text:p>
          </table:table-cell>
          <table:table-cell office:value-type="string" table:style-name="ce3">
            <text:p>Resultat</text:p>
          </table:table-cell>
          <table:table-cell office:value-type="string" table:style-name="ce3">
            <text:p>Commentair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Initialisation des dependances</text:p>
          </table:table-cell>
          <table:table-cell office:value-type="string" table:style-name="ce2">
            <text:p>Importer les fonctions necessaires depuis app.routers.pokemons et app.utils.pokeapi. Mocker les appels a get_pokemon_data et get_pokemon_stats.</text:p>
          </table:table-cell>
          <table:table-cell office:value-type="string" table:style-name="ce2">
            <text:p>Les mocks sont configures pour retourner des statistiques ou le premier Pokemon est plus fort que le second.</text:p>
          </table:table-cell>
          <table:table-cell office:value-type="string" table:style-name="ce2">
            <text:p>Cas de test TU-05 et TA-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Execution de la requete de combat</text:p>
          </table:table-cell>
          <table:table-cell office:value-type="string" table:style-name="ce2">
            <text:p>Appeler la fonction pokemon_battle(first_api_id=1, second_api_id=4)</text:p>
          </table:table-cell>
          <table:table-cell office:value-type="string" table:style-name="ce2">
            <text:p>La fonction retourne un dictionnaire contenant winner, first_pokemon_id, second_pokemon_id et score.</text:p>
          </table:table-cell>
          <table:table-cell office:value-type="string" table:style-name="ce2">
            <text:p>L'appel est traite par la logique de l'applicati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Verification du gagnant</text:p>
          </table:table-cell>
          <table:table-cell office:value-type="string" table:style-name="ce2">
            <text:p>Comparer la valeur de winner avec le nom attendu (bulbasaur).</text:p>
          </table:table-cell>
          <table:table-cell office:value-type="string" table:style-name="ce2">
            <text:p>La valeur de winner est bulbasaur</text:p>
          </table:table-cell>
          <table:table-cell office:value-type="string" table:style-name="ce2">
            <text:p>Confirme que le Pokemon avec les meilleures stats gagn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2">
            <text:p>Verification du score</text:p>
          </table:table-cell>
          <table:table-cell office:value-type="string" table:style-name="ce2">
            <text:p>Verifier que le score retourne first: 6, second: 0</text:p>
          </table:table-cell>
          <table:table-cell office:value-type="string" table:style-name="ce2">
            <text:p>Le score correspond au resultat de la comparaison de toutes les stats.</text:p>
          </table:table-cell>
          <table:table-cell office:value-type="string" table:style-name="ce2">
            <text:p>Valide la regle de comparaison une stat a la foi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2">
            <text:p>Verification des IDs</text:p>
          </table:table-cell>
          <table:table-cell office:value-type="string" table:style-name="ce2">
            <text:p>Comparer first_pokemon_id et second_pokemon_id avec 1 et 4</text:p>
          </table:table-cell>
          <table:table-cell office:value-type="string" table:style-name="ce2">
            <text:p>Les valeurs retournees sont respectivement 1 et 4.</text:p>
          </table:table-cell>
          <table:table-cell office:value-type="string" table:style-name="ce2">
            <text:p>Assure la tracabilite de la requet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2">
            <text:p>Verification du cas d'egalite</text:p>
          </table:table-cell>
          <table:table-cell office:value-type="string" table:style-name="ce2">
            <text:p>Repeter avec des donnees mockees ou les stats sont identiques</text:p>
          </table:table-cell>
          <table:table-cell office:value-type="string" table:style-name="ce2">
            <text:p>winner est null et le score est 0:0</text:p>
          </table:table-cell>
          <table:table-cell office:value-type="string" table:style-name="ce2">
            <text:p>Cas de test TU-03, TU-06 et TA-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2">
            <text:p>Verification de la gestion d'erreur</text:p>
          </table:table-cell>
          <table:table-cell office:value-type="string" table:style-name="ce2">
            <text:p>Simuler une indisponibilite de PokeAPI via un mock qui leve une exception</text:p>
          </table:table-cell>
          <table:table-cell office:value-type="string" table:style-name="ce2">
            <text:p>L'API retourne une erreur HTTP 5xx et ne plante pas</text:p>
          </table:table-cell>
          <table:table-cell office:value-type="string" table:style-name="ce2">
            <text:p>Verifie la robustesse de l'application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o.A1:o.E19" table:name="o" table:display-filter-buttons="true" table:on-update-keep-size="false" table:on-update-keep-styles="true" table:refresh-delay="false">
          <table:database-source-sql table:database-name="Provider=Microsoft.Mashup.OleDb.1;Data Source=$Workbook$;Location=o;Extended Properties=&quot;&quot;" table:sql-statement="SELECT * FROM [o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joseph haccandy</meta:initial-creator>
    <dc:creator>joseph haccandy</dc:creator>
    <meta:creation-date>2026-02-23T10:52:47Z</meta:creation-date>
    <dc:date>2026-02-23T11:09:28Z</dc:date>
  </office:meta>
</office:document-meta>
</file>